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25f" officeooo:paragraph-rsid="00022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etraka le image</text:p>
      <text:p text:style-name="P1">Créena formulaire sur l’image (on clique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7:50:55.087751943</meta:creation-date>
    <dc:date>2019-05-27T08:01:05.140298599</dc:date>
    <meta:editing-duration>PT10M13S</meta:editing-duration>
    <meta:editing-cycles>1</meta:editing-cycles>
    <meta:document-statistic meta:table-count="0" meta:image-count="0" meta:object-count="0" meta:page-count="1" meta:paragraph-count="2" meta:word-count="9" meta:character-count="58" meta:non-whitespace-character-count="51"/>
    <meta:generator>LibreOffice/6.2.3.2$Linux_X86_64 LibreOffice_project/20$Build-2</meta:generator>
  </office:meta>
</office:document-meta>
</file>